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96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Nivel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Derechos civiles y político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Derechos económicos, sociales, culturales y ambientale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Derechos de grupos específico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Derechos de los pueblos</text:p>
          </table:table-cell>
          <table:table-cell/>
        </table:table-row>
        <table:table-row table:style-name="ro2" table:number-rows-repeated="1048571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name="__Anonymous_Sheet_DB__0" table:target-range-address="Nivel1.A1:Nivel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00:27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00:27:24</meta:creation-date>
    <dc:date>2012-09-08T00:27:43</dc:date>
    <dc:creator>Lau </dc:creator>
    <meta:editing-duration>PT19S</meta:editing-duration>
    <meta:editing-cycles>1</meta:editing-cycles>
    <meta:document-statistic meta:table-count="1" meta:cell-count="11" meta:object-count="0"/>
    <meta:generator>LibreOffice/3.4$Linux LibreOffice_project/340m1$Build-402</meta:generator>
  </office:meta>
</office:document-meta>
</file>